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draw:fill-color="#ffffff" draw:auto-grow-height="true" fo:min-height="11.368cm"/>
    </style:style>
    <style:style style:name="pr10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ff00" fo:font-size="20pt" fo:font-weight="bold"/>
    </style:style>
    <style:style style:name="P13" style:family="paragraph">
      <style:paragraph-properties fo:margin-left="0cm" fo:margin-right="0cm" fo:text-align="center" fo:text-indent="0cm"/>
      <style:text-properties fo:color="#23ff23" fo:font-size="20pt" fo:font-weight="bold"/>
    </style:style>
    <style:style style:name="P14" style:family="paragraph">
      <style:paragraph-properties fo:text-align="center"/>
      <style:text-properties fo:color="#ffff00" fo:font-size="20pt" fo:font-weight="bold"/>
    </style:style>
    <style:style style:name="P15" style:family="paragraph">
      <style:paragraph-properties fo:margin-left="1.2cm" fo:margin-right="0cm" fo:text-indent="-0.9cm"/>
      <style:text-properties fo:font-size="26pt"/>
    </style:style>
    <style:style style:name="P16" style:family="paragraph">
      <style:paragraph-properties fo:margin-left="4.8cm" fo:margin-right="0cm" text:enable-numbering="false" fo:text-indent="-0.6cm"/>
    </style:style>
    <style:style style:name="P17" style:family="paragraph">
      <style:paragraph-properties fo:margin-left="6cm" fo:margin-right="0cm" text:enable-numbering="false" fo:text-indent="-0.6cm"/>
    </style:style>
    <style:style style:name="P18" style:family="paragraph">
      <style:paragraph-properties fo:margin-left="7.2cm" fo:margin-right="0cm" text:enable-numbering="false" fo:text-indent="-0.6cm"/>
    </style:style>
    <style:style style:name="P19" style:family="paragraph">
      <style:paragraph-properties fo:margin-left="3.6cm" fo:margin-right="0cm" fo:text-indent="-0.6cm"/>
    </style:style>
    <style:style style:name="P20" style:family="paragraph">
      <style:paragraph-properties fo:margin-left="1.2cm" fo:margin-right="0cm" text:enable-numbering="false" fo:text-indent="-0.9cm"/>
      <style:text-properties fo:color="#ccccff" fo:font-size="20pt" fo:font-weight="bold"/>
    </style:style>
    <style:style style:name="P21" style:family="paragraph">
      <style:paragraph-properties fo:margin-left="3.6cm" fo:margin-right="0cm" text:enable-numbering="false" fo:text-indent="-0.6cm"/>
      <style:text-properties fo:font-size="22pt" fo:font-weight="bold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ccccff"/>
    </style:style>
    <style:style style:name="T4" style:family="text">
      <style:text-properties fo:color="#ffff00" fo:font-size="20pt" fo:font-weight="bold"/>
    </style:style>
    <style:style style:name="T5" style:family="text">
      <style:text-properties fo:color="#23ff23" fo:font-family="'Lucida Sans'" style:font-style-name="Regular" style:font-family-generic="swiss" style:font-pitch="variable" fo:font-size="20pt" fo:font-weight="bold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6" style:family="text">
      <style:text-properties fo:font-size="26pt"/>
    </style:style>
    <style:style style:name="T7" style:family="text">
      <style:text-properties fo:color="#ccccff" fo:font-size="26pt"/>
    </style:style>
    <style:style style:name="T8" style:family="text">
      <style:text-properties fo:color="#ffff00" fo:font-size="26pt"/>
    </style:style>
    <style:style style:name="T9" style:family="text">
      <style:text-properties fo:color="#23ff23" fo:font-size="22pt" fo:font-weight="bold"/>
    </style:style>
    <style:style style:name="T10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1" style:family="text">
      <style:text-properties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2" style:family="text">
      <style:text-properties fo:color="#ffff00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3" style:family="text">
      <style:text-properties fo:color="#ccccff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4" style:family="text">
      <style:text-properties fo:color="#ccccff" fo:font-weight="bold"/>
    </style:style>
    <style:style style:name="T15" style:family="text">
      <style:text-properties fo:color="#ffff00" fo:font-weight="bold"/>
    </style:style>
    <style:style style:name="T16" style:family="text">
      <style:text-properties fo:color="#ff0000" fo:font-weight="bold"/>
    </style:style>
    <style:style style:name="T17" style:family="text">
      <style:text-properties fo:color="#23ff23" fo:font-size="22pt"/>
    </style:style>
    <style:style style:name="T18" style:family="text">
      <style:text-properties fo:color="#23ff23" fo:font-size="22pt" fo:font-weight="normal"/>
    </style:style>
    <style:style style:name="T19" style:family="text">
      <style:text-properties fo:font-size="24pt"/>
    </style:style>
    <style:style style:name="T20" style:family="text">
      <style:text-properties fo:color="#ff6633" fo:font-size="20pt" fo:font-weight="bold"/>
    </style:style>
    <style:style style:name="T21" style:family="text">
      <style:text-properties fo:font-size="20pt" fo:font-weight="bold"/>
    </style:style>
    <style:style style:name="T22" style:family="text">
      <style:text-properties fo:color="#00ffff" fo:font-size="20pt" fo:font-weight="bold"/>
    </style:style>
    <style:style style:name="T23" style:family="text">
      <style:text-properties fo:color="#23ff23" fo:font-size="20pt" fo:font-weight="bold"/>
    </style:style>
    <style:style style:name="T24" style:family="text">
      <style:text-properties fo:color="#ffffff" fo:font-size="20pt" fo:font-weight="bold"/>
    </style:style>
    <style:style style:name="T25" style:family="text">
      <style:text-properties fo:color="#ccccff" fo:font-size="20pt" fo:font-weight="bold"/>
    </style:style>
    <style:style style:name="T26" style:family="text">
      <style:text-properties fo:color="#23ff23"/>
    </style:style>
    <style:style style:name="T27" style:family="text">
      <style:text-properties fo:color="#ffffff"/>
    </style:style>
    <style:style style:name="T28" style:family="text">
      <style:text-properties fo:color="#ff8080" fo:font-size="20pt" fo:font-weight="bold"/>
    </style:style>
    <style:style style:name="T29" style:family="text">
      <style:text-properties fo:color="#ff6633" fo:font-size="22pt" fo:font-weight="bold"/>
    </style:style>
    <style:style style:name="T30" style:family="text">
      <style:text-properties fo:color="#ccccff" fo:font-size="22pt" fo:font-weight="bold"/>
    </style:style>
    <style:style style:name="T31" style:family="text">
      <style:text-properties fo:color="#00ffff" fo:font-size="22pt" fo:font-weight="bold"/>
    </style:style>
    <style:style style:name="T32" style:family="text">
      <style:text-properties fo:color="#ff8080" fo:font-size="22pt" fo:font-weight="bold"/>
    </style:style>
    <style:style style:name="T33" style:family="text">
      <style:text-properties fo:color="#ffffff" fo:font-size="22pt" fo:font-weight="bold"/>
    </style:style>
    <style:style style:name="T34" style:family="text">
      <style:text-properties fo:color="#ccccff" fo:font-size="24pt"/>
    </style:style>
    <style:style style:name="T35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6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7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7.1-7.8</presentation:footer-decl>
      <presentation:footer-decl presentation:name="ftr2">CMPTxxxx</presentation:footer-decl>
      <presentation:date-time-decl presentation:name="dtd1" presentation:source="fixed">13 Oct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7.0-7.8: Applications:<text:line-break/>Caesar cipher, pseudo-random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3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HW06 due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§6.5-6.10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style-name="P5"><text:span text:style-name="T2">Library</text:span> modules:</text:p>
              </text:list-item>
            </text:list>
            <text:list text:style-name="L4">
              <text:list-item>
                <text:list>
                  <text:list-item>
                    <text:p text:style-name="P6">Public <text:span text:style-name="T2">interface</text:span> (header) v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ivate <text:span text:style-name="T2">implem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r: <text:span text:style-name="T2">owner's</text:span> manual vs. <text:span text:style-name="T2">shop</text:span> manual</text:p>
                  </text:list-item>
                </text:list>
              </text:list-item>
            </text:list>
            <text:list text:style-name="L4">
              <text:list-item>
                <text:p text:style-name="P5">Defining an <text:span text:style-name="T2">abstract data type</text:span></text:p>
              </text:list-item>
            </text:list>
            <text:list text:style-name="L4">
              <text:list-item>
                <text:p text:style-name="P5"><text:span text:style-name="T2">Accessor</text:span> (set/get) functions</text:p>
              </text:list-item>
            </text:list>
            <text:list text:style-name="L4">
              <text:list-item>
                <text:p text:style-name="P5">Using (<text:span text:style-name="T2">import</text:span>) our librar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7.0-7.8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Strings</text:span>: manipulating text</text:p>
              </text:list-item>
            </text:list>
            <text:list text:style-name="L4">
              <text:list-item>
                <text:list>
                  <text:list-item>
                    <text:p text:style-name="P6">Null-<text:span text:style-name="T2">terminated</text:span> strin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omparing</text:span> strings</text:p>
                  </text:list-item>
                </text:list>
              </text:list-item>
            </text:list>
            <text:list text:style-name="L4">
              <text:list-item>
                <text:p text:style-name="P5">Application: <text:span text:style-name="T2">cryptography</text:span> (substitution cipher)</text:p>
              </text:list-item>
            </text:list>
            <text:list text:style-name="L4">
              <text:list-item>
                <text:list>
                  <text:list-item>
                    <text:p text:style-name="P6">Creating a <text:span text:style-name="T2">library</text:span> for cryptograph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brary-internal <text:span text:style-name="T2">helper</text:span> functions</text:p>
                  </text:list-item>
                </text:list>
              </text:list-item>
            </text:list>
            <text:list text:style-name="L4">
              <text:list-item>
                <text:p text:style-name="P5">Application: <text:span text:style-name="T2">pseudo-random</text:span> number generator</text:p>
              </text:list-item>
            </text:list>
            <text:list text:style-name="L4">
              <text:list-item>
                <text:list>
                  <text:list-item>
                    <text:p text:style-name="P6">Accessing <text:span text:style-name="T2">global</text:span> variab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ssessing randomne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8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Null-termination in strings</text:p>
          </draw:text-box>
        </draw:frame>
        <draw:frame presentation:style-name="pr9" draw:text-style-name="P5" draw:layer="layout" svg:width="25.905cm" svg:height="12.957cm" svg:x="1.4cm" svg:y="4.507cm" presentation:class="outline" presentation:user-transformed="true">
          <draw:text-box>
            <text:list text:style-name="L4">
              <text:list-item>
                <text:p text:style-name="P5">In Python, strings are a basic <text:span text:style-name="T2">type</text:span> (immutable seq)</text:p>
              </text:list-item>
            </text:list>
            <text:list text:style-name="L4">
              <text:list-item>
                <text:p text:style-name="P5">But in M2/C, <text:span text:style-name="T2">strings</text:span> are fixed-len <text:span text:style-name="T3">arrays</text:span> of <text:span text:style-name="T3">CHAR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VAR myName : ARRAY [0..14] OF CHAR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But the array is not always completely <text:span text:style-name="T2">filled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myName := “AppleMan”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How to know where the string <text:span text:style-name="T2">ends</text:span>?</text:p>
              </text:list-item>
            </text:list>
            <text:list text:style-name="L4">
              <text:list-item>
                <text:p text:style-name="P9">Strings are <text:span text:style-name="T2">null-terminated</text:span>:</text:p>
              </text:list-item>
            </text:list>
            <text:list text:style-name="L4">
              <text:list-item>
                <text:list>
                  <text:list-item>
                    <text:p text:style-name="P10">The null character <text:span text:style-name="T3">CHR(0)</text:span> is added to the e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Anything past the termination char is ignored</text:p>
                  </text:list-item>
                </text:list>
              </text:list-item>
            </text:list>
          </draw:text-box>
        </draw:frame>
        <draw:rect draw:style-name="gr3" draw:text-style-name="P12" draw:layer="layout" svg:width="1.27cm" svg:height="1.27cm" svg:x="3.175cm" svg:y="17.51cm">
          <text:p text:style-name="P11"><text:span text:style-name="T4">A</text:span></text:p>
        </draw:rect>
        <draw:rect draw:style-name="gr3" draw:text-style-name="P12" draw:layer="layout" svg:width="1.27cm" svg:height="1.27cm" svg:x="4.475cm" svg:y="17.51cm">
          <text:p text:style-name="P11"><text:span text:style-name="T4">p</text:span></text:p>
        </draw:rect>
        <draw:rect draw:style-name="gr3" draw:text-style-name="P12" draw:layer="layout" svg:width="1.27cm" svg:height="1.27cm" svg:x="5.775cm" svg:y="17.51cm">
          <text:p text:style-name="P11"><text:span text:style-name="T4">p</text:span></text:p>
        </draw:rect>
        <draw:rect draw:style-name="gr3" draw:text-style-name="P12" draw:layer="layout" svg:width="1.27cm" svg:height="1.27cm" svg:x="7.075cm" svg:y="17.51cm">
          <text:p text:style-name="P11"><text:span text:style-name="T4">l</text:span></text:p>
        </draw:rect>
        <draw:rect draw:style-name="gr3" draw:text-style-name="P12" draw:layer="layout" svg:width="1.27cm" svg:height="1.27cm" svg:x="8.375cm" svg:y="17.51cm">
          <text:p text:style-name="P11"><text:span text:style-name="T4">e</text:span></text:p>
        </draw:rect>
        <draw:rect draw:style-name="gr3" draw:text-style-name="P12" draw:layer="layout" svg:width="1.27cm" svg:height="1.27cm" svg:x="9.675cm" svg:y="17.51cm">
          <text:p text:style-name="P11"><text:span text:style-name="T4">M</text:span></text:p>
        </draw:rect>
        <draw:rect draw:style-name="gr3" draw:text-style-name="P12" draw:layer="layout" svg:width="1.27cm" svg:height="1.27cm" svg:x="10.975cm" svg:y="17.51cm">
          <text:p text:style-name="P11"><text:span text:style-name="T4">a</text:span></text:p>
        </draw:rect>
        <draw:rect draw:style-name="gr3" draw:text-style-name="P12" draw:layer="layout" svg:width="1.27cm" svg:height="1.27cm" svg:x="12.275cm" svg:y="17.51cm">
          <text:p text:style-name="P11"><text:span text:style-name="T4">n</text:span></text:p>
        </draw:rect>
        <draw:rect draw:style-name="gr3" draw:text-style-name="P13" draw:layer="layout" svg:width="1.27cm" svg:height="1.27cm" svg:x="13.575cm" svg:y="17.51cm">
          <text:p text:style-name="P11"><text:span text:style-name="T5">Ø</text:span></text:p>
        </draw:rect>
        <draw:rect draw:style-name="gr4" draw:text-style-name="P14" draw:layer="layout" svg:width="1.27cm" svg:height="1.27cm" svg:x="14.875cm" svg:y="17.51cm">
          <text:p text:style-name="P1"/>
        </draw:rect>
        <draw:rect draw:style-name="gr4" draw:text-style-name="P14" draw:layer="layout" svg:width="1.27cm" svg:height="1.27cm" svg:x="16.175cm" svg:y="17.51cm">
          <text:p text:style-name="P1"/>
        </draw:rect>
        <draw:rect draw:style-name="gr4" draw:text-style-name="P14" draw:layer="layout" svg:width="1.27cm" svg:height="1.27cm" svg:x="17.375cm" svg:y="17.51cm">
          <text:p text:style-name="P1"/>
        </draw:rect>
        <draw:rect draw:style-name="gr4" draw:text-style-name="P14" draw:layer="layout" svg:width="1.27cm" svg:height="1.27cm" svg:x="18.675cm" svg:y="17.51cm">
          <text:p text:style-name="P1"/>
        </draw:rect>
        <draw:rect draw:style-name="gr4" draw:text-style-name="P14" draw:layer="layout" svg:width="1.27cm" svg:height="1.27cm" svg:x="19.975cm" svg:y="17.51cm">
          <text:p text:style-name="P1"/>
        </draw:rect>
        <draw:rect draw:style-name="gr4" draw:text-style-name="P14" draw:layer="layout" svg:width="1.27cm" svg:height="1.27cm" svg:x="21.275cm" svg:y="17.51cm">
          <text:p text:style-name="P1"/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8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ring comparison</text:p>
          </draw:text-box>
        </draw:frame>
        <draw:frame presentation:style-name="pr7" draw:text-style-name="P1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6">In our </text:span><text:span text:style-name="T7">ROT13</text:span><text:span text:style-name="T6"> example, we checked if a character is a </text:span><text:span text:style-name="T8">lowercase</text:span><text:span text:style-name="T6"> letter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9">if ord(ch) &gt;= ord('a') and ord(ch) &lt;= ord('z'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6">Python allows us to </text:span><text:span text:style-name="T8">compare strings</text:span><text:span text:style-name="T6"> directly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9">if ch &gt;= 'a' and ch &lt;= 'z'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6">String objects even have a built-in </text:span><text:span text:style-name="T8">method</text:span><text:span text:style-name="T6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9">if ch.islower(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6">String comparison is </text:span><text:span text:style-name="T8">lexical</text:span><text:span text:style-name="T6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9">'hiya' &lt; 'hoya'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6">If this weren't built-in, how would you </text:span><text:span text:style-name="T8">implement</text:span><text:span text:style-name="T6"> string comparison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ryptography example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C<text:span text:style-name="T10">æ</text:span><text:span text:style-name="T11">sar </text:span><text:span text:style-name="T12">substitution cipher</text:span><text:span text:style-name="T11">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Key</text:span><text:span text:style-name="T11">: e.g., </text:span><text:span text:style-name="T13">QAZXSWEDCVFRTGBNHYUJMKIOL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Cleartext</text:span><text:span text:style-name="T11">: input text to encryp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Ciphertext</text:span><text:span text:style-name="T11">: output encrypted tex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Encoding: replace each </text:span><text:span text:style-name="T12">letter</text:span><text:span text:style-name="T11"> in source with corresponding letter from code ke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Decoding: same, using the decode key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2">ROT13</text:span><text:span text:style-name="T11"> was an example of a substitution ciph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Key: </text:span><text:span text:style-name="T13">NOPQRSTUVWXYZABCDEFGHIJKL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8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rite a <text:span text:style-name="T3">Substitution</text:span> cipher library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What public interface do we want for the library?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4">def </text:span><text:span text:style-name="T15">encode</text:span><text:span text:style-name="T14"> (</text:span><text:span text:style-name="T16">src, key</text:span><text:span text:style-name="T14">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"""Encode the source string using the given code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Returns the encoded 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pre: src must be a string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key must be a permutation of the 26 letter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4">def </text:span><text:span text:style-name="T15">decode</text:span><text:span text:style-name="T14"> (</text:span><text:span text:style-name="T16">src, key</text:span><text:span text:style-name="T14">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"""Decode the source string using the given code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Returns the decoded 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pre: src must be a string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key must be a permutation of the 26 letter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8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nternal helper functions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In the implementation it is handy to have some helper functions for <text:span text:style-name="T2">internal</text:span> us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">def isalpha</text:span> <text:span text:style-name="T3">(ch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8">"""Return true if ch is a letter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">def alpha_pos</text:span><text:span text:style-name="T3"> (ch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8">"""Return index of a letter in the range 0 .. 25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">def decode_key</text:span> <text:span text:style-name="T3">(enckey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8">"""Create a decode key from an encoding key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How to implement these?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isalpha() is built-in: ch.isalpha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8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mplementing Substitution library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Main function to <text:span text:style-name="T2">encode</text:span> string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0">def</text:span><text:span text:style-name="T21"> </text:span><text:span text:style-name="T22">encode</text:span><text:span text:style-name="T21">(src, key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"""Encode the source string using the given code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Returns the encoded 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pre: src must be a string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key must be a permutation of the 26 letter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4">dst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0">for</text:span><text:span text:style-name="T24"> ch </text:span><text:span text:style-name="T20">in</text:span><text:span text:style-name="T24"> src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20">if</text:span><text:span text:style-name="T24"> ch.isalpha()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8"><text:span text:style-name="T24">dst += key[alpha_pos(ch)]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20">else</text:span><text:span text:style-name="T24">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8"><text:span text:style-name="T24">dst += ch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0">return</text:span><text:span text:style-name="T24"> d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mplementing decode()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Decoding is just encoding using a reverse ke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0">def</text:span><text:span text:style-name="T25"> </text:span><text:span text:style-name="T22">decode</text:span><text:span text:style-name="T25"> </text:span><text:span text:style-name="T24">(src, key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"""Decode the source string using the given code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Returns the decoded 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pre: src must be a string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key must be a permutation of the 26 letter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0">return</text:span><text:span text:style-name="T24"> encode(src, decode_key(key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24">Library: </text:span><text:span text:style-name="T24"><text:a xlink:href="http://twu.seanho.com/python/substitution.py">http://twu.seanho.com/python/substitution.py</text:a></text:span></text:p>
              </text:list-item>
            </text:list>
            <text:list text:style-name="L4">
              <text:list-item>
                <text:p text:style-name="P9"><text:span text:style-name="T24">Testbed: </text:span><text:span text:style-name="T24"><text:a xlink:href="http://twu.seanho.com/python/caesartest.py">http://twu.seanho.com/python/caesartest.py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Application: Random numbers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A <text:span text:style-name="T2">random</text:span> number (from a <text:span text:style-name="T26">uniform</text:span> distribution) is chosen such that every number within the range is <text:span text:style-name="T2">equally likely</text:span> to be chosen:</text:p>
              </text:list-item>
            </text:list>
            <text:list text:style-name="L4">
              <text:list-item>
                <text:list>
                  <text:list-item>
                    <text:p text:style-name="P6">Uniform distribution on [0..1]</text:p>
                  </text:list-item>
                </text:list>
              </text:list-item>
            </text:list>
            <text:list text:style-name="L4">
              <text:list-item>
                <text:p text:style-name="P5">Making things truly random (high entropy) is very <text:span text:style-name="T2">difficult</text:span>!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Hardware</text:span> random-number generator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Measure <text:span text:style-name="T26">radioactive</text:span> decay of isotop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26">Brownian</text:span> motion of particles in a suspension (air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oftware</text:span> pseudo-random number generator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8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seudo-random number generator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A <text:span text:style-name="T2">pseudo-random</text:span> number generator applies some <text:span text:style-name="T2">math</text:span> operations to the last number generated to get the next number</text:p>
              </text:list-item>
            </text:list>
            <text:list text:style-name="L4">
              <text:list-item>
                <text:list>
                  <text:list-item>
                    <text:p text:style-name="P6">Start with a <text:span text:style-name="T2">seed</text:span> numb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opefully it's “<text:span text:style-name="T2">random enough</text:span>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ut really it's completely <text:span text:style-name="T2">deterministic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f we start again with the same seed, we'll always get the <text:span text:style-name="T2">same</text:span> sequence of “random” numb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e.g., seed=<text:span text:style-name="T3">0.10</text:span>: generate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0.72, 0.23, 0.19, 0.93, 0.54, 0.77, 0.11, ..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8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DEF: pseudo-random num library</text:p>
          </draw:text-box>
        </draw:frame>
        <draw:frame presentation:style-name="pr7" draw:text-style-name="P9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9">We only need one public procedure: <text:span text:style-name="T3">Random</text:span>()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def </text:span><text:span text:style-name="T2">random</text:span><text:span text:style-name="T3"> (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"""Returns a random float between 0 and 1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def</text:span><text:span text:style-name="T26"> </text:span><text:span text:style-name="T2">init_seed</text:span><text:span text:style-name="T26"> </text:span><text:span text:style-name="T3">(x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"""Initialize the number generator seed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3">init_seed</text:span><text:span text:style-name="T27"> provides a way for the user to manually set the seed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8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MP: pseudo-random num library</text:p>
          </draw:text-box>
        </draw:frame>
        <draw:frame presentation:style-name="pr7" draw:text-style-name="P20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8"><text:span text:style-name="T23">"""Pseudo-random number generator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3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3">Sean Ho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3">CMPT14x example 2006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3">""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4">from math import exp, log, p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5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4">seed = 0</text:span><text:span text:style-name="T25"><text:tab/></text:span><text:span text:style-name="T25"><text:tab/></text:span><text:span text:style-name="T25"><text:tab/></text:span><text:span text:style-name="T28"># persistent across calls to random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0">def</text:span><text:span text:style-name="T22"> init_seed</text:span><text:span text:style-name="T23"> </text:span><text:span text:style-name="T24">(x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"""Initialize the number generator se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3">Accessor (set) function for seed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0">global</text:span><text:span text:style-name="T4"> </text:span><text:span text:style-name="T24">seed</text:span><text:span text:style-name="T24"><text:tab/></text:span><text:span text:style-name="T4"><text:tab/></text:span><text:span text:style-name="T4"><text:tab/></text:span><text:span text:style-name="T28"># access global vari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4">seed =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8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MP: pseudorandom.py, cont.</text:p>
          </draw:text-box>
        </draw:frame>
        <draw:frame presentation:style-name="pr10" draw:text-style-name="P21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8"><text:span text:style-name="T29">def</text:span><text:span text:style-name="T30"> </text:span><text:span text:style-name="T31">random</text:span><text:span text:style-name="T30"> ()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"""Returns a random float between 0 and 1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global seed</text:span><text:span text:style-name="T9"><text:tab/></text:span><text:span text:style-name="T9"><text:tab/></text:span><text:span text:style-name="T9"><text:tab/></text:span><text:span text:style-name="T32"># access global vari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2"># Try to scramble up seed as much as possi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3">seed = seed + p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3">seed = exp (7.0 * log (seed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2"># Only keep the fractional part, in range 0.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3">seed = seed – </text:span><text:span text:style-name="T30">int</text:span><text:span text:style-name="T33"> (seed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9">return</text:span><text:span text:style-name="T33"> se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Online test of PseudoRandom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(demo in Python of PseudoRandomTest)</text:p>
              </text:list-item>
            </text:list>
            <text:list text:style-name="L4">
              <text:list-item>
                <text:p text:style-name="P5"><text:span text:style-name="T34">Library: </text:span><text:span text:style-name="T34"><text:a xlink:href="http://twu.seanho.com/python/pseudorandom.py">http://twu.seanho.com/python/pseudorandom.py</text:a></text:span><text:span text:style-name="T34"><text:line-break/></text:span><text:span text:style-name="T34"/></text:p>
              </text:list-item>
            </text:list>
            <text:list text:style-name="L4">
              <text:list-item>
                <text:p text:style-name="P5"><text:span text:style-name="T2">Evaluating</text:span> “randomness”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Graphical</text:span> evaluations: plot points (x,y) where both coordinates are from Random(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eck for dense <text:span text:style-name="T2">spots</text:span>, sparse spots in 1x1 squa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ython has graphics libraries, but that's beyond the scope of this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8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from today (§7.0-7.8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Strings</text:span>: manipulating text</text:p>
              </text:list-item>
            </text:list>
            <text:list text:style-name="L4">
              <text:list-item>
                <text:list>
                  <text:list-item>
                    <text:p text:style-name="P6">Null-<text:span text:style-name="T2">terminated</text:span> strin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omparing</text:span> strings</text:p>
                  </text:list-item>
                </text:list>
              </text:list-item>
            </text:list>
            <text:list text:style-name="L4">
              <text:list-item>
                <text:p text:style-name="P5">Application: <text:span text:style-name="T2">cryptography</text:span> (substitution cipher)</text:p>
              </text:list-item>
            </text:list>
            <text:list text:style-name="L4">
              <text:list-item>
                <text:list>
                  <text:list-item>
                    <text:p text:style-name="P6">Creating a <text:span text:style-name="T2">library</text:span> for cryptograph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brary-internal <text:span text:style-name="T2">helper</text:span> functions</text:p>
                  </text:list-item>
                </text:list>
              </text:list-item>
            </text:list>
            <text:list text:style-name="L4">
              <text:list-item>
                <text:p text:style-name="P5">Application: <text:span text:style-name="T2">pseudo-random</text:span> number generator</text:p>
              </text:list-item>
            </text:list>
            <text:list text:style-name="L4">
              <text:list-item>
                <text:list>
                  <text:list-item>
                    <text:p text:style-name="P6">Accessing <text:span text:style-name="T2">global</text:span> variab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ssessing randomne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8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35">Lab05</text:span><text:span text:style-name="T36"> due next week: 6.11 #(33/35)</text:span></text:p>
              </text:list-item>
            </text:list>
            <text:list text:style-name="L4">
              <text:list-item>
                <text:p text:style-name="P5"><text:span text:style-name="T35">Quiz05 (ch6)</text:span><text:span text:style-name="T36"> on Mon</text:span></text:p>
              </text:list-item>
            </text:list>
            <text:list text:style-name="L4">
              <text:list-item>
                <text:p text:style-name="P5"><text:span text:style-name="T36">CMPT140 </text:span><text:span text:style-name="T37">Final</text:span><text:span text:style-name="T36"> in two weeks: W-Th 25-26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8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6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6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6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6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12T14:02:18</meta:creation-date>
    <dc:creator>Sean Ho</dc:creator>
    <dc:date>2006-10-13T16:06:02</dc:date>
    <dc:language>en-US</dc:language>
    <meta:editing-cycles>13</meta:editing-cycles>
    <meta:editing-duration>PT4H59M0S</meta:editing-duration>
    <meta:template xlink:type="simple" xlink:actuate="onRequest" xlink:role="template" xlink:href="../../../../../../Application%20Data/OpenOffice.org2/user/template/Sample%20Lecture.otp" xlink:title="Sample Lecture" meta:date="2006-10-12T14:02:17"/>
    <meta:user-defined meta:name="Info 1"/>
    <meta:user-defined meta:name="Info 2"/>
    <meta:user-defined meta:name="Info 3"/>
    <meta:user-defined meta:name="Info 4"/>
    <meta:document-statistic meta:object-count="245"/>
  </office:meta>
</office:document-meta>
</file>